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Malena Wezel, Hufelandstr. 890, 71154 Amardorf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Amardorf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Consulting Director</text:h>
      <text:p text:style-name="P12"/>
      <text:p text:style-name="Normal">Sehr geehrte Damen und Herren</text:p>
      <text:p text:style-name="Normal"/>
      <text:p text:style-name="Normal">In et ex maxime expedita.</text:p>
      <text:p text:style-name="Normal"/>
      <text:p text:style-name="Normal">Consequatur quidem aut facere dolore.</text:p>
      <text:p text:style-name="Normal"/>
      <text:p text:style-name="Normal">Aspernatur et porro magnam vitae eligendi dicta.</text:p>
      <text:p text:style-name="Normal"/>
      <text:p text:style-name="Normal">Freundliche Grüße</text:p>
      <text:p text:style-name="Normal"/>
      <text:p text:style-name="Normal">Malena Wezel</text:p>
      <text:p text:style-name="P11"><text:span text:style-name="T4"><text:tab/><text:tab/></text:span><text:span text:style-name="T7">Malena Wezel</text:span></text:p>
      <text:p text:style-name="P3"><text:tab/><text:tab/></text:p>
      <text:p text:style-name="P2"><text:span text:style-name="Highlighted_20_with_20_gray_20_Char"><text:span text:style-name="T6">Et alias doloribus sequi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0ab790b5-dd45-40fa-bd4f-032c3a99dd93">
        <text:p text:style-name="P7">
    <text:span text:style-name="T6">
      <text:tab/>
    </text:span>
    <text:span text:style-name="White_20_Font">
      <text:span text:style-name="T5">Mai 1996 - November 2011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3679271273" text:style-name="LS4">
          <text:list-header>
            <text:p text:style-name="P21">Projektmanagement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8d3e235c-1374-4610-828f-86a8fb7e7c74">
        <text:p text:style-name="P8">
    <text:span text:style-name="T6">
      <text:tab/>
    </text:span>
    <text:span text:style-name="White_20_Font">
      <text:span text:style-name="T5">März 1996 - Juli 2010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14405386077374" text:continue-numbering="true" text:style-name="LS4">
          <text:list-header>
            <text:p text:style-name="P22">Geige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89748a81-b222-4ef5-ab7c-d462f4d43d2e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Englisch, Französisch, Deutsch, Chinesisch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senaida.hermiston@runolfsson.name</text:span><text:span text:style-name="MT2">| 06.02.1990 | </text:span><text:span text:style-name="MT3">71154 Amardorf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